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4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03.36pt" svg:y="424.06pt">
            <draw:object draw:notify-on-update-of-ranges="Sheet1.A1:Sheet1.A1 Sheet1.A2:Sheet1.A4 Sheet1.B1:Sheet1.B1 Sheet1.B2:Sheet1.B4 Sheet1.C1:Sheet1.C1 Sheet1.C2:Sheet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18.5pt" svg:y="423.27pt">
            <draw:object draw:notify-on-update-of-ranges="Sheet1.A1:Sheet1.A1 Sheet1.A2:Sheet1.A4 Sheet1.B1:Sheet1.B1 Sheet1.B2:Sheet1.B4 Sheet1.C1:Sheet1.C1 Sheet1.C2:Sheet1.C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</table:table-row>
        <table:table-row table:style-name="ro1">
          <table:table-cell office:value-type="string" calcext:value-type="string">
            <text:p>Racing</text:p>
          </table:table-cell>
          <table:table-cell office:value-type="float" office:value="84285" calcext:value-type="float">
            <text:p>84285</text:p>
          </table:table-cell>
          <table:table-cell office:value-type="float" office:value="24182" calcext:value-type="float">
            <text:p>24182</text:p>
          </table:table-cell>
        </table:table-row>
        <table:table-row table:style-name="ro1">
          <table:table-cell office:value-type="string" calcext:value-type="string">
            <text:p>Smartphone</text:p>
          </table:table-cell>
          <table:table-cell office:value-type="float" office:value="64893" calcext:value-type="float">
            <text:p>64893</text:p>
          </table:table-cell>
          <table:table-cell office:value-type="float" office:value="18726" calcext:value-type="float">
            <text:p>18726</text:p>
          </table:table-cell>
        </table:table-row>
        <table:table-row table:style-name="ro1">
          <table:table-cell office:value-type="string" calcext:value-type="string">
            <text:p>Drum</text:p>
          </table:table-cell>
          <table:table-cell office:value-type="float" office:value="54199" calcext:value-type="float">
            <text:p>54199</text:p>
          </table:table-cell>
          <table:table-cell office:value-type="float" office:value="15705" calcext:value-type="float">
            <text:p>15705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2">
          <table:table-cell table:style-name="ce1" office:value-type="string" calcext:value-type="string">
            <text:p>19 <text:s text:c="22"/>&amp; Racing &amp; 84258 &amp; 84285 &amp; 24182 \\ 23 <text:s text:c="9"/>&amp; Smartphone &amp; 64884 &amp; 64893 <text:s/>&amp; 18726 \\ 33 <text:s text:c="9"/>&amp; Drum &amp; 54195 &amp; 54199 &amp; 15705 \\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4T11:26:18.823285725</meta:creation-date>
    <dc:date>2019-11-24T11:35:14.646099838</dc:date>
    <meta:editing-duration>PT8M57S</meta:editing-duration>
    <meta:editing-cycles>1</meta:editing-cycles>
    <meta:document-statistic meta:table-count="1" meta:cell-count="12" meta:object-count="2"/>
    <meta:generator>LibreOffice/6.3.3.2.0$Linux_X86_64 LibreOffice_project/efd344762d9d19af2cac84c1651e18355008a6ed</meta:generator>
    <meta:user-defined meta:name="qrichtext">1</meta:user-defined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three-dimensional="true" chart:percentage="true" chart:solid-type="pyramid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pyramid"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pyramid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32cm" svg:y="3.759cm" style:legend-expansion="high" chart:style-name="ch2"/>
        <chart:plot-area chart:style-name="ch3" table:cell-range-address="Sheet1.A1:Sheet1.C4" chart:data-source-has-labels="both" svg:x="0.32cm" svg:y="0.18cm" svg:width="12.09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44cm" svg:y="0.208cm" svg:width="10.968cm" svg:height="7.9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4" chart:label-cell-address="Sheet1.B1:Sheet1.B1" chart:class="chart:bar">
            <chart:data-point chart:repeated="3"/>
          </chart:series>
          <chart:series chart:style-name="ch8" chart:values-cell-range-address="Sheet1.C2:Sheet1.C4" chart:label-cell-address="Sheet1.C1:Sheet1.C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Sheet1.B1:Sheet1.B1</svg:desc>
                </draw:g>
              </table:table-cell>
              <table:table-cell office:value-type="string">
                <text:p>Valida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cing</text:p>
                <draw:g>
                  <svg:desc>Sheet1.A2:Sheet1.A4</svg:desc>
                </draw:g>
              </table:table-cell>
              <table:table-cell office:value-type="float" office:value="84285">
                <text:p>84285</text:p>
                <draw:g>
                  <svg:desc>Sheet1.B2:Sheet1.B4</svg:desc>
                </draw:g>
              </table:table-cell>
              <table:table-cell office:value-type="float" office:value="24182">
                <text:p>24182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Smartphone</text:p>
              </table:table-cell>
              <table:table-cell office:value-type="float" office:value="64893">
                <text:p>64893</text:p>
              </table:table-cell>
              <table:table-cell office:value-type="float" office:value="18726">
                <text:p>18726</text:p>
              </table:table-cell>
            </table:table-row>
            <table:table-row>
              <table:table-cell office:value-type="string">
                <text:p>Drum</text:p>
              </table:table-cell>
              <table:table-cell office:value-type="float" office:value="54199">
                <text:p>54199</text:p>
              </table:table-cell>
              <table:table-cell office:value-type="float" office:value="15705">
                <text:p>157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.0$Linux_X86_64 LibreOffice_project/efd344762d9d19af2cac84c1651e18355008a6e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three-dimensional="true" chart:solid-type="pyramid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pyramid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pyramid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32cm" svg:y="3.759cm" style:legend-expansion="high" chart:style-name="ch2"/>
        <chart:plot-area chart:style-name="ch3" table:cell-range-address="Sheet1.A1:Sheet1.C4" chart:data-source-has-labels="both" svg:x="0.32cm" svg:y="0.18cm" svg:width="12.09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82cm" svg:y="0.207cm" svg:width="10.73cm" svg:height="7.9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4" chart:label-cell-address="Sheet1.B1:Sheet1.B1" chart:class="chart:bar">
            <chart:data-point chart:repeated="3"/>
          </chart:series>
          <chart:series chart:style-name="ch8" chart:values-cell-range-address="Sheet1.C2:Sheet1.C4" chart:label-cell-address="Sheet1.C1:Sheet1.C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Sheet1.B1:Sheet1.B1</svg:desc>
                </draw:g>
              </table:table-cell>
              <table:table-cell office:value-type="string">
                <text:p>Valida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cing</text:p>
                <draw:g>
                  <svg:desc>Sheet1.A2:Sheet1.A4</svg:desc>
                </draw:g>
              </table:table-cell>
              <table:table-cell office:value-type="float" office:value="84285">
                <text:p>84285</text:p>
                <draw:g>
                  <svg:desc>Sheet1.B2:Sheet1.B4</svg:desc>
                </draw:g>
              </table:table-cell>
              <table:table-cell office:value-type="float" office:value="24182">
                <text:p>24182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Smartphone</text:p>
              </table:table-cell>
              <table:table-cell office:value-type="float" office:value="64893">
                <text:p>64893</text:p>
              </table:table-cell>
              <table:table-cell office:value-type="float" office:value="18726">
                <text:p>18726</text:p>
              </table:table-cell>
            </table:table-row>
            <table:table-row>
              <table:table-cell office:value-type="string">
                <text:p>Drum</text:p>
              </table:table-cell>
              <table:table-cell office:value-type="float" office:value="54199">
                <text:p>54199</text:p>
              </table:table-cell>
              <table:table-cell office:value-type="float" office:value="15705">
                <text:p>15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.0$Linux_X86_64 LibreOffice_project/efd344762d9d19af2cac84c1651e18355008a6ed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